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NewRomanPS" svg:font-family="TimesNewRomanP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a2d9"/>
    </style:style>
    <style:style style:name="P2" style:family="paragraph" style:parent-style-name="Standard">
      <style:text-properties officeooo:rsid="0001a2d9" officeooo:paragraph-rsid="0001a2d9"/>
    </style:style>
    <style:style style:name="P3" style:family="paragraph" style:parent-style-name="Standard">
      <style:text-properties officeooo:rsid="0001a2d9" officeooo:paragraph-rsid="0003ed69"/>
    </style:style>
    <style:style style:name="P4" style:family="paragraph" style:parent-style-name="Standard">
      <style:text-properties officeooo:rsid="0001a2d9" officeooo:paragraph-rsid="0009c0e2"/>
    </style:style>
    <style:style style:name="P5" style:family="paragraph" style:parent-style-name="Standard">
      <style:text-properties officeooo:rsid="0001a2d9" officeooo:paragraph-rsid="0012e0cb"/>
    </style:style>
    <style:style style:name="P6" style:family="paragraph" style:parent-style-name="Standard">
      <style:text-properties officeooo:rsid="0003ed69" officeooo:paragraph-rsid="0003ed69"/>
    </style:style>
    <style:style style:name="P7" style:family="paragraph" style:parent-style-name="Standard">
      <style:text-properties officeooo:rsid="0004418e" officeooo:paragraph-rsid="0004418e"/>
    </style:style>
    <style:style style:name="P8" style:family="paragraph" style:parent-style-name="Standard">
      <style:text-properties style:text-underline-style="solid" style:text-underline-width="auto" style:text-underline-color="font-color" fo:font-weight="normal" officeooo:rsid="000700c4" officeooo:paragraph-rsid="000700c4" style:font-weight-asian="normal" style:font-weight-complex="normal"/>
    </style:style>
    <style:style style:name="P9" style:family="paragraph" style:parent-style-name="Standard">
      <style:text-properties officeooo:rsid="0007944f" officeooo:paragraph-rsid="0007944f"/>
    </style:style>
    <style:style style:name="P10" style:family="paragraph" style:parent-style-name="Standard">
      <style:text-properties officeooo:rsid="001359f2" officeooo:paragraph-rsid="001359f2"/>
    </style:style>
    <style:style style:name="P11" style:family="paragraph" style:parent-style-name="Standard">
      <style:text-properties officeooo:rsid="001359f2" officeooo:paragraph-rsid="0014fcef"/>
    </style:style>
    <style:style style:name="P12" style:family="paragraph" style:parent-style-name="Standard">
      <style:text-properties officeooo:rsid="0014fcef" officeooo:paragraph-rsid="0014fcef"/>
    </style:style>
    <style:style style:name="P13" style:family="paragraph" style:parent-style-name="Standard">
      <style:text-properties officeooo:rsid="00168295" officeooo:paragraph-rsid="00168295"/>
    </style:style>
    <style:style style:name="P14" style:family="paragraph" style:parent-style-name="Standard">
      <style:text-properties officeooo:rsid="001e0500" officeooo:paragraph-rsid="001e0500"/>
    </style:style>
    <style:style style:name="P15" style:family="paragraph" style:parent-style-name="Standard">
      <style:text-properties officeooo:paragraph-rsid="001e0500"/>
    </style:style>
    <style:style style:name="P16" style:family="paragraph" style:parent-style-name="Standard">
      <style:text-properties officeooo:rsid="001eca3e" officeooo:paragraph-rsid="001eca3e"/>
    </style:style>
    <style:style style:name="P17" style:family="paragraph" style:parent-style-name="Standard">
      <style:text-properties officeooo:paragraph-rsid="001fe6af"/>
    </style:style>
    <style:style style:name="P18" style:family="paragraph" style:parent-style-name="Standard">
      <style:text-properties officeooo:rsid="00210524" officeooo:paragraph-rsid="00226558"/>
    </style:style>
    <style:style style:name="P19" style:family="paragraph" style:parent-style-name="Standard">
      <style:text-properties officeooo:rsid="00226558" officeooo:paragraph-rsid="00226558"/>
    </style:style>
    <style:style style:name="T1" style:family="text">
      <style:text-properties officeooo:rsid="0001a2d9"/>
    </style:style>
    <style:style style:name="T2" style:family="text">
      <style:text-properties officeooo:rsid="00038044"/>
    </style:style>
    <style:style style:name="T3" style:family="text">
      <style:text-properties officeooo:rsid="0003ed69"/>
    </style:style>
    <style:style style:name="T4" style:family="text">
      <style:text-properties officeooo:rsid="0007944f"/>
    </style:style>
    <style:style style:name="T5" style:family="text">
      <style:text-properties officeooo:rsid="00090e4f"/>
    </style:style>
    <style:style style:name="T6" style:family="text">
      <style:text-properties officeooo:rsid="0009c0e2"/>
    </style:style>
    <style:style style:name="T7" style:family="text">
      <style:text-properties officeooo:rsid="00113470"/>
    </style:style>
    <style:style style:name="T8" style:family="text">
      <style:text-properties officeooo:rsid="00180788"/>
    </style:style>
    <style:style style:name="T9" style:family="text">
      <style:text-properties officeooo:rsid="0019f114"/>
    </style:style>
    <style:style style:name="T10" style:family="text">
      <style:text-properties officeooo:rsid="001b689c"/>
    </style:style>
    <style:style style:name="T11" style:family="text">
      <style:text-properties officeooo:rsid="001c2fa3"/>
    </style:style>
    <style:style style:name="T12" style:family="text">
      <style:text-properties officeooo:rsid="001c5fbc"/>
    </style:style>
    <style:style style:name="T13" style:family="text">
      <style:text-properties officeooo:rsid="001e0500"/>
    </style:style>
    <style:style style:name="T14" style:family="text">
      <style:text-properties officeooo:rsid="001eca3e"/>
    </style:style>
    <style:style style:name="T15" style:family="text">
      <style:text-properties officeooo:rsid="001fe6af"/>
    </style:style>
    <style:style style:name="T16" style:family="text">
      <style:text-properties officeooo:rsid="002105de"/>
    </style:style>
    <style:style style:name="T17" style:family="text">
      <style:text-properties officeooo:rsid="00226558"/>
    </style:style>
    <style:style style:name="T18" style:family="text">
      <style:text-properties officeooo:rsid="002429c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istorical account of the project</text:p>
      <text:p text:style-name="P2"/>
      <text:p text:style-name="P4">At the start of the project we began by assigning roles to each member of the group, based on the skills each member had, such as programming, testing and web development. <text:span text:style-name="T4">This helped to ensure that all members were assigned appropriate tasks which they were capable of completing to a suitable standard. Some larger pieces of work were shared between roles and necessary steps were taken to guarantee the completion on time.</text:span></text:p>
      <text:p text:style-name="P4"/>
      <text:p text:style-name="P12">Two group members (Quality assurance manager and group leader) attended a <text:span text:style-name="T18">two</text:span> hour session to learn how to use GitHub and setup a Git repository, as well as how to push, commit and pull from this repository. This information was then relayed to the rest of the group to ensure that everyone knew how to operate Git so that it could be used by everyone, <text:span text:style-name="T10">making it a communal resource for the group to upload documents/code</text:span>.</text:p>
      <text:p text:style-name="P4"/>
      <text:p text:style-name="P13">Two of the lead programmers in the group attended a several hour session to learn how to operate the Android development software. <text:span text:style-name="T11">This session was very important</text:span> to make sure that they fully understood how to use the software and create an application to run on the Android operating system. </text:p>
      <text:p text:style-name="P4"/>
      <text:p text:style-name="P4">The next task our group had was to create a project plan which outlined each of the areas we needed to cover, and gave a timeline for things to be completed in the form of a gantt chart. <text:span text:style-name="T6">The document was broken down into the sections which needed to be included, and each group member contributed to one of these sections to get the document completed on time.</text:span></text:p>
      <text:p text:style-name="P2"/>
      <text:p text:style-name="P5">Once the project plan was completed, <text:span text:style-name="T2">we started work on the first sections decided in the plan. The next document we worked on was the test specification, which outlined the necessary test which would have to be conducted to produce a quality piece of software. </text:span></text:p>
      <text:p text:style-name="P5"/>
      <text:p text:style-name="P5"><text:span text:style-name="T2">We then started work on the design specification, again assigning parts of the document to a group member. This gave us an idea of how parts of the project should look and what we should be aiming for. This document included screen views of relevant pages that would need to be included in the project. Again each group member took a section of the document to complete.</text:span></text:p>
      <text:p text:style-name="P2"/>
      <text:p text:style-name="P11">Once each document was completed, time was spent <text:span text:style-name="T9">by the quality analysis manager to check that</text:span> that the document conformed to quality analysis standards and <text:span text:style-name="T9">if necessary,</text:span> <text:span text:style-name="T8">documents were edited to fit standards</text:span>. This was carried out by checking documents against the quality assurance standards. <text:span text:style-name="T12">This also helped guarantee that all documents were in the correct final format for submission and that all required sections were included.</text:span></text:p>
      <text:p text:style-name="P2"><text:span text:style-name="T2"/></text:p>
      <text:p text:style-name="P7"><text:span text:style-name="T2">T</text:span>o keep our project on track and make sure that everyone knew what they were supposed to be doing, we had a weekly meeting with our project manager every Thursday. We also had a group meeting every Tuesday, for which we pre-booked a room for every week up to Christmas to ensure that we would always have somewhere to meet, discuss and work on the project. <text:span text:style-name="T4">It also gave the group a chance to air, discuss and resolve any worries that they had about how the project was progressing or a specific task relating to the project. These meetings were also very important to set/review work for the week and ensure that each group member were doing what they should and that time was being distributed suitably. </text:span></text:p>
      <text:p text:style-name="P7"><text:span text:style-name="T4"/></text:p>
      <text:p text:style-name="P9">The project prototype was created to <text:span text:style-name="T5">show what the final program would look like and how parts of the design would interact, without including all of the functionality necessary for the final version. This prototype was then presented and reviewed by our project manager in one of the Thursday meetings, to make sure that our group was on track to build a quality piece of software and to </text:span><text:soft-page-break/><text:span text:style-name="T5">highlight any areas which needed revising.</text:span></text:p>
      <text:p text:style-name="P9"/>
      <text:p text:style-name="P15"><text:span text:style-name="T13">A final report was one of the last documents which needed to be completed. This document had to show what has been accomplished throughout the project and had to include a management summary, a historical account of the project and a summary of the final state of the project.</text:span></text:p>
      <text:p text:style-name="P15"/>
      <text:p text:style-name="P15"><text:span text:style-name="T13">The project test report was another document which had to be constructed at the end of the project. This document required a list of the </text:span>name <text:span text:style-name="T14">and </text:span>number <text:span text:style-name="T14">of</text:span> <text:span text:style-name="T16">each </text:span>test planned for the project, <text:span text:style-name="T16">including any</text:span> failed tests, <text:span text:style-name="T14">along with an</text:span> explanation of why the test failed.</text:p>
      <text:p text:style-name="P15"/>
      <text:p text:style-name="P17"><text:span text:style-name="T15">The last document required for the project was a project maintenance manual. The purpose of this document was </text:span>to answer all of the likely questions <text:span text:style-name="T15">which a program maintainer may ask. At the very least this document should s</text:span>how the maintainer which part of the program source is likely to provide the answer <text:span text:style-name="T15">to their question. </text:span></text:p>
      <text:p text:style-name="P19"/>
      <text:p text:style-name="P18"><text:span text:style-name="T5">I</text:span>ntegration and testing week <text:span text:style-name="T17">wa</text:span>s the last week in which the project could be completed. At the end of this week, the final version of software that our group had built was to be submitted. This week was when all the different parts of the project had to come together and work as one. This is also the week that any unchecked documents were QA checked and necessary documents were completed and finalised. <text:span text:style-name="T15">Once this all documents were completed and submitted, the project was complete.</text:span></text:p>
      <text:p text:style-name="P14"/>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NewRomanPS" svg:font-family="TimesNewRomanP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09:31:04.920147000</meta:creation-date>
    <dc:date>2014-01-27T12:46:22.238306000</dc:date>
    <meta:editing-duration>PT2H59M45S</meta:editing-duration>
    <meta:editing-cycles>29</meta:editing-cycles>
    <meta:generator>LibreOffice/4.1.0.4$MacOSX_x86 LibreOffice_project/89ea49ddacd9aa532507cbf852f2bb22b1ace28</meta:generator>
    <meta:document-statistic meta:table-count="0" meta:image-count="0" meta:object-count="0" meta:page-count="2" meta:paragraph-count="14" meta:word-count="889" meta:character-count="5091" meta:non-whitespace-character-count="4212"/>
  </office:meta>
</office:document-meta>
</file>